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26" officeooo:paragraph-rsid="00160826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60826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160826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173239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18978b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18b74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1a520e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1b4a7c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60826" style:font-size-asian="9pt" style:font-weight-asian="bold" style:font-name-complex="Arial-BoldMT1" style:font-size-complex="9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73239" style:font-size-asian="9pt" style:font-weight-asian="bold" style:font-name-complex="Arial-BoldMT1" style:font-size-complex="9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8978b" style:font-size-asian="9pt" style:font-weight-asian="bold" style:font-name-complex="Arial-BoldMT1" style:font-size-complex="9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60826" style:font-size-asian="9pt" style:font-weight-asian="bold" style:font-name-complex="Arial-BoldMT1" style:font-size-complex="9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8978b" officeooo:paragraph-rsid="0018978b" style:font-size-asian="9pt" style:font-weight-asian="normal" style:font-name-complex="Arial-BoldMT1" style:font-size-complex="9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160826" style:font-size-asian="9pt" style:font-name-complex="ArialMT1" style:font-size-complex="9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73239" style:font-size-asian="9pt" style:font-weight-asian="bold" style:font-name-complex="Arial-BoldMT1" style:font-size-complex="9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8978b" style:font-size-asian="9pt" style:font-weight-asian="bold" style:font-name-complex="Arial-BoldMT1" style:font-size-complex="9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8b74e" style:font-size-asian="9pt" style:font-weight-asian="bold" style:font-name-complex="Arial-BoldMT1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a520e" style:font-size-asian="9pt" style:font-weight-asian="bold" style:font-name-complex="Arial-BoldMT1" style:font-size-complex="9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ArialMT" fo:font-size="9pt" fo:font-weight="bold" officeooo:rsid="00160826" officeooo:paragraph-rsid="0018978b" style:font-size-asian="9pt" style:font-weight-asian="bold" style:font-name-complex="ArialMT1" style:font-size-complex="9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1a520e" style:font-size-asian="9pt" style:font-name-complex="ArialMT1" style:font-size-complex="9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1b4a7c" style:font-size-asian="9pt" style:font-name-complex="ArialMT1" style:font-size-complex="9pt"/>
    </style:style>
    <style:style style:name="T1" style:family="text">
      <style:text-properties officeooo:rsid="00160826"/>
    </style:style>
    <style:style style:name="T2" style:family="text">
      <style:text-properties style:font-name="Arial-BoldMT" fo:font-size="9pt" fo:font-weight="bold" style:font-size-asian="9pt" style:font-weight-asian="bold" style:font-name-complex="Arial-BoldMT1" style:font-size-complex="9pt" style:font-weight-complex="bold"/>
    </style:style>
    <style:style style:name="T3" style:family="text">
      <style:text-properties style:font-name="ArialMT" fo:font-size="9pt" style:font-size-asian="9pt" style:font-name-complex="ArialMT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Lección Comando DOS</text:span></text:p>
      <text:p text:style-name="Standard"/>
      <text:p text:style-name="P1">Nombre:</text:p>
      <text:p text:style-name="P1">Paralelo:</text:p>
      <text:p text:style-name="P1">Fecha: </text:p>
      <text:p text:style-name="P1"/>
      <text:p text:style-name="P3"/>
      <text:p text:style-name="P2">1) Complete la función y sintaxis de los siguientes comandos:</text:p>
      <text:p text:style-name="P2"/>
      <text:p text:style-name="P3"><text:span text:style-name="T2">Comando: </text:span><text:span text:style-name="T3">DIR</text:span></text:p>
      <text:p text:style-name="P9">Función:</text:p>
      <text:p text:style-name="P9">Sintaxis:</text:p>
      <text:p text:style-name="P9"/>
      <text:p text:style-name="P2"/>
      <text:p text:style-name="P3"><text:span text:style-name="T2">Comando</text:span><text:span text:style-name="T3">: COPY</text:span></text:p>
      <text:p text:style-name="P12">Función: </text:p>
      <text:p text:style-name="P9">Sintaxis: </text:p>
      <text:p text:style-name="P14"/>
      <text:p text:style-name="P14"/>
      <text:p text:style-name="P4"><text:span text:style-name="T2">Comando: </text:span><text:span text:style-name="T3">RENAME</text:span></text:p>
      <text:p text:style-name="P15">Función: </text:p>
      <text:p text:style-name="P10">Sintaxis: </text:p>
      <text:p text:style-name="P10"/>
      <text:p text:style-name="P10"/>
      <text:p text:style-name="P5"><text:span text:style-name="T2">Comando: </text:span><text:span text:style-name="T3">FC</text:span></text:p>
      <text:p text:style-name="P5"><text:span text:style-name="T2">Función</text:span><text:span text:style-name="T3">: </text:span></text:p>
      <text:p text:style-name="P11">Sintaxis: </text:p>
      <text:p text:style-name="P11"/>
      <text:p text:style-name="P11"/>
      <text:p text:style-name="P5"><text:span text:style-name="T2">Comando: </text:span><text:span text:style-name="T3">FORMAT</text:span></text:p>
      <text:p text:style-name="P16">Función: </text:p>
      <text:p text:style-name="P16">Sintaxis: </text:p>
      <text:p text:style-name="P19"/>
      <text:p text:style-name="P11"/>
      <text:p text:style-name="P13">2) Complete el nombre del comando por función dada las siguientes funciones:</text:p>
      <text:p text:style-name="P11"/>
      <text:p text:style-name="P5"/>
      <text:p text:style-name="P5"><text:span text:style-name="T2">Comando</text:span><text:span text:style-name="T3">: </text:span></text:p>
      <text:p text:style-name="P5"><text:span text:style-name="T2">Función</text:span><text:span text:style-name="T3">: Muestra la etiqueta y el número de serie que se le es asignado al disco o disquete, si están especificados. Este número de serie no es modificable porque el sistema tiene que identificar de forma única el disco o disquete.</text:span></text:p>
      <text:p text:style-name="P5"/>
      <text:p text:style-name="P5"/>
      <text:p text:style-name="P5"><text:span text:style-name="T2">Comando</text:span><text:span text:style-name="T3">: </text:span></text:p>
      <text:p text:style-name="P5"><text:span text:style-name="T2">Función: </text:span><text:span text:style-name="T3">Limpia la pantalla, sólo queda el directorio en el que nos encontrábamos situado en la parte superior de la pantalla.</text:span></text:p>
      <text:p text:style-name="P16"/>
      <text:p text:style-name="P5"/>
      <text:p text:style-name="P17">Comando: </text:p>
      <text:p text:style-name="P6"><text:span text:style-name="T2">Función: </text:span><text:span text:style-name="T3">Cierra el intérprete de DOS en el que estemos.</text:span></text:p>
      <text:p text:style-name="P5"/>
      <text:p text:style-name="P5"/>
      <text:p text:style-name="P18">Comando: </text:p>
      <text:p text:style-name="P7"><text:span text:style-name="T2">Función: </text:span><text:span text:style-name="T3">Muestra o establece la hora del ordenador. Si no se quiere rectificar la hora del sistema,</text:span></text:p>
      <text:p text:style-name="P20">simplemente pulsar intro. Si se quiere sólo consultar la hora y que no ofrezca la posibilidad de cambiarla,</text:p>
      <text:p text:style-name="P20">deberemos añadirle el parámetro /T.</text:p>
      <text:p text:style-name="P7"/>
      <text:p text:style-name="P7"/>
      <text:p text:style-name="P8"><text:span text:style-name="T2">Comando</text:span><text:span text:style-name="T3">: </text:span></text:p>
      <text:p text:style-name="P8"><text:span text:style-name="T2">Función</text:span><text:span text:style-name="T3">: Comprueba la integridad de los datos almacenados basándose en el estado del disco que</text:span></text:p>
      <text:p text:style-name="P21">almacena estos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9:37:14.254188940</meta:creation-date>
    <dc:date>2015-05-25T22:04:12.431021374</dc:date>
    <meta:editing-duration>PT6M10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183" meta:character-count="1155" meta:non-whitespace-character-count="988"/>
  </office:meta>
</office:document-meta>
</file>